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666in" fo:line-height="100%" fo:background-color="#FFFFFF"/>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language-asian="en" style:country-asian="IN"/>
    </style:style>
    <style:style style:name="P2"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8pt" style:font-size-asian="18pt" style:font-size-complex="18pt" style:language-asian="en" style:country-asian="IN"/>
    </style:style>
    <style:style style:name="P3" style:parent-style-name="Normal" style:family="paragraph">
      <style:paragraph-properties fo:margin-top="0.25in" fo:margin-bottom="0.1666in" fo:line-height="100%" fo:background-color="#FFFFFF"/>
    </style:style>
    <style:style style:name="T4" style:parent-style-name="DefaultParagraphFont" style:family="text">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5" style:parent-style-name="Normal" style:family="paragraph">
      <style:paragraph-properties fo:margin-top="0.25in" fo:margin-bottom="0.1666in" fo:line-height="100%" fo:background-color="#FFFFFF"/>
    </style:style>
    <style:style style:name="T6" style:parent-style-name="DefaultParagraphFont" style:family="text">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7" style:parent-style-name="Normal" style:family="paragraph">
      <style:paragraph-properties fo:margin-top="0.25in" fo:margin-bottom="0.1666in" fo:line-height="100%" fo:background-color="#FFFFFF"/>
    </style:style>
    <style:style style:name="T8" style:parent-style-name="DefaultParagraphFont" style:family="text">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9" style:parent-style-name="Normal" style:family="paragraph">
      <style:paragraph-properties fo:margin-top="0.25in" fo:margin-bottom="0.1666in" fo:line-height="100%" fo:background-color="#FFFFFF"/>
    </style:style>
    <style:style style:name="T10" style:parent-style-name="DefaultParagraphFont" style:family="text">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1"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8pt" style:font-size-asian="18pt" style:font-size-complex="18pt" style:language-asian="en" style:country-asian="IN"/>
    </style:style>
    <style:style style:name="P12"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3"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4"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5"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6"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7"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8"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19"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0"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1"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2"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3"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4"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5"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6" style:parent-style-name="ListParagraph" style:family="paragraph">
      <style:paragraph-properties fo:margin-top="0.25in" fo:margin-bottom="0.1666in" fo:line-height="100%" fo:background-color="#FFFFFF"/>
      <style:text-properties style:font-name="Segoe UI" style:font-name-asian="Times New Roman" style:font-name-complex="Segoe UI" fo:color="#1F2328" style:letter-kerning="false" fo:font-size="12pt" style:font-size-asian="12pt" style:font-size-complex="12pt" fo:language="en" fo:country="US" style:language-asian="en" style:country-asian="IN"/>
    </style:style>
    <style:style style:name="P27"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8pt" style:font-size-asian="18pt" style:font-size-complex="18pt" style:language-asian="en" style:country-asian="IN"/>
    </style:style>
    <style:style style:name="P28" style:parent-style-name="Normal"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en" style:country-asian="IN"/>
    </style:style>
    <style:style style:name="P29" style:parent-style-name="Normal" style:family="paragraph">
      <style:paragraph-properties fo:margin-top="0.0416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en" style:country-asian="IN"/>
    </style:style>
    <style:style style:name="P30" style:parent-style-name="Normal" style:family="paragraph">
      <style:paragraph-properties fo:margin-top="0.0416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en" style:country-asian="IN"/>
    </style:style>
    <style:style style:name="P31" style:parent-style-name="Normal" style:family="paragraph">
      <style:paragraph-properties fo:margin-top="0.0416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en" style:country-asian="IN"/>
    </style:style>
  </office:automatic-styles>
  <office:body>
    <office:text text:use-soft-page-breaks="true">
      <text:h text:style-name="P1" text:outline-level="1">Lead-Scoring-Case-Study</text:h>
      <text:h text:style-name="P2" text:outline-level="2">Objective:</text:h>
      <text:h text:style-name="P3" text:outline-level="2"><text:span text:style-name="T4">An education company named X Education sells online courses to industry professionals. <text:s/>The company markets its courses on several websites and search engines like Google. Once these people land on the website, they might browse the courses or fill up a form for the course or watch some videos. When these people fill up a form providing their email address or phone number, they are classified to be a lead.</text:span></text:h>
      <text:h text:style-name="P5" text:outline-level="2"><text:span text:style-name="T6">Once these leads are acquired, employees from the sales team start making calls, writing emails, etc. Through this process, some of the leads get converted while most do not. The typical lead conversion rate at X education is around 30%.</text:span></text:h>
      <text:h text:style-name="P7" text:outline-level="2"><text:span text:style-name="T8">To make this process more efficient, the company wishes to identify the most potential leads, also known as ‘Hot Leads’. If they successfully identify this set of leads, the lead conversion rate should go up as the sales team will now be focusing more on communicating with the potential leads rather than making calls to everyone.<text:s/></text:span></text:h>
      <text:h text:style-name="P9" text:outline-level="2"><text:span text:style-name="T10">The company requires a model to be built wherein lead score has been assigned to each of the leads such that the customers with a higher lead score have a higher conversion chance and the customers with a lower lead score have a lower conversion chance. The CEO, in particular, has given a ballpark of the target lead conversion rate to be around 80%.</text:span></text:h>
      <text:h text:style-name="P11" text:outline-level="2">Approach:</text:h>
      <text:list text:style-name="LFO4" text:continue-numbering="true">
        <text:list-item>
          <text:p text:style-name="P12">Data Exploration</text:p>
        </text:list-item>
        <text:list-item>
          <text:p text:style-name="P13">Data Cleaning</text:p>
          <text:list text:continue-numbering="true">
            <text:list-item>
              <text:p text:style-name="P14">Missing values treatment</text:p>
            </text:list-item>
          </text:list>
        </text:list-item>
        <text:list-item>
          <text:p text:style-name="P15">Exploratory Data Analysis<text:tab/></text:p>
          <text:list text:continue-numbering="true">
            <text:list-item>
              <text:p text:style-name="P16">Checking of Outliers<text:tab/></text:p>
            </text:list-item>
            <text:list-item>
              <text:p text:style-name="P17">Checking of unwanted variables</text:p>
            </text:list-item>
          </text:list>
        </text:list-item>
        <text:list-item>
          <text:p text:style-name="P18">Data Preparation</text:p>
          <text:list text:continue-numbering="true">
            <text:list-item>
              <text:p text:style-name="P19">Converting Binary variables</text:p>
            </text:list-item>
            <text:list-item>
              <text:p text:style-name="P20">Creating Dummy variables</text:p>
            </text:list-item>
            <text:list-item>
              <text:p text:style-name="P21">Dropping repeated variables</text:p>
            </text:list-item>
          </text:list>
        </text:list-item>
        <text:list-item>
          <text:p text:style-name="P22">Feature Engineering</text:p>
          <text:soft-page-break/>
          <text:list text:continue-numbering="true">
            <text:list-item>
              <text:p text:style-name="P23">Feature Scaling</text:p>
            </text:list-item>
            <text:list-item>
              <text:p text:style-name="P24">Feature selection using RFE<text:tab/></text:p>
            </text:list-item>
          </text:list>
        </text:list-item>
        <text:list-item>
          <text:p text:style-name="P25">Model Building</text:p>
        </text:list-item>
        <text:list-item>
          <text:p text:style-name="P26">Model Evaluation</text:p>
        </text:list-item>
      </text:list>
      <text:h text:style-name="P27" text:outline-level="2">Details of files given:</text:h>
      <text:list text:style-name="LFO2" text:continue-numbering="true">
        <text:list-item>
          <text:p text:style-name="P28">Lead Scoring Case Study_working.ipynb : The python file<text:s/></text:p>
        </text:list-item>
        <text:list-item>
          <text:p text:style-name="P29">Assignment Subjective Questions.pdf : Some subjective questions answered</text:p>
        </text:list-item>
        <text:list-item>
          <text:p text:style-name="P30">Lead Score Case Study.pdf : Final Presentation</text:p>
        </text:list-item>
        <text:list-item>
          <text:p text:style-name="P31">Lead Scoring Case Study Summary.pdf: Summary on what's done in the entire py fil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ta" style:country-complex="IN"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ndu Nath</meta:initial-creator>
    <dc:creator>Hindu Nath</dc:creator>
    <meta:creation-date>2023-09-19T02:50:00Z</meta:creation-date>
    <dc:date>2023-09-19T02:50:00Z</dc:date>
    <meta:template xlink:href="Normal" xlink:type="simple"/>
    <meta:editing-cycles>2</meta:editing-cycles>
    <meta:editing-duration>PT0S</meta:editing-duration>
    <meta:document-statistic meta:page-count="2" meta:paragraph-count="3" meta:word-count="297" meta:character-count="1990" meta:row-count="14" meta:non-whitespace-character-count="1696"/>
  </office:meta>
</office:document-meta>
</file>